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2-16, 0-5)</text:p>
          </table:table-cell>
          <table:table-cell office:value-type="string">
            <text:p>25</text:p>
          </table:table-cell>
          <table:table-cell office:value-type="string">
            <text:p>17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Western Illinois (6-12, 1-3)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9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25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3</text:p>
          </table:table-cell>
          <table:table-cell office:value-type="string">
            <text:p>-.15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6</text:p>
          </table:table-cell>
          <table:table-cell office:value-type="string">
            <text:p>.05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40</text:p>
          </table:table-cell>
          <table:table-cell office:value-type="string">
            <text:p>.07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7</text:p>
          </table:table-cell>
          <table:table-cell office:value-type="string">
            <text:p>.243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41</text:p>
          </table:table-cell>
          <table:table-cell office:value-type="string">
            <text:p>.02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.1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23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36</text:p>
          </table:table-cell>
          <table:table-cell office:value-type="string">
            <text:p>.083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7</text:p>
          </table:table-cell>
          <table:table-cell office:value-type="string">
            <text:p>.270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095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49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56</text:p>
          </table:table-cell>
          <table:table-cell office:value-type="string">
            <text:p>.07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.3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-.667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7</text:p>
          </table:table-cell>
          <table:table-cell office:value-type="string">
            <text:p>29</text:p>
          </table:table-cell>
          <table:table-cell office:value-type="string">
            <text:p>181</text:p>
          </table:table-cell>
          <table:table-cell office:value-type="string">
            <text:p>.099</text:p>
          </table:table-cell>
          <table:table-cell office:value-type="string">
            <text:p>45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83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4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ela Gray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8</text:p>
          </table:table-cell>
          <table:table-cell office:value-type="string">
            <text:p>.28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286</text:p>
          </table:table-cell>
          <table:table-cell office:value-type="string">
            <text:p>4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6</text:p>
          </table:table-cell>
          <table:table-cell office:value-type="string">
            <text:p>-.1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office:value-type="string">
            <text:p>34</text:p>
          </table:table-cell>
          <table:table-cell office:value-type="string">
            <text:p>.38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2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iley Schumacher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42</text:p>
          </table:table-cell>
          <table:table-cell office:value-type="string">
            <text:p>-.02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0</text:p>
          </table:table-cell>
          <table:table-cell office:value-type="string">
            <text:p>32</text:p>
          </table:table-cell>
          <table:table-cell office:value-type="string">
            <text:p>187</text:p>
          </table:table-cell>
          <table:table-cell office:value-type="string">
            <text:p>.150</text:p>
          </table:table-cell>
          <table:table-cell office:value-type="string">
            <text:p>54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13</text:p>
          </table:table-cell>
          <table:table-cell office:value-type="string">
            <text:p>90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